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dfb3" officeooo:paragraph-rsid="000cdf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s of each loop:</text:p>
      <text:p text:style-name="P1">max time for finding current_customer = (numberOfCustomers – 1)(numberOfCustomers) (it loops in order from index 0 to numberOfCustomers so the maximum length is that it has to traverse to whole thing, i.e. the safe path for n customers is n, n-1, n-2 ..., 1, 0.)</text:p>
      <text:p text:style-name="P1"/>
      <text:p text:style-name="P1">Updating the work array when it is a successful loop</text:p>
      <text:p text:style-name="P1"><text:s/>= (numberOfCustomers)(numberOfResources)</text:p>
      <text:p text:style-name="P1"/>
      <text:p text:style-name="P1">once the safe path is complete (finish array is all true) loop numberOfCustomers times to check through.</text:p>
      <text:p text:style-name="P1"/>
      <text:p text:style-name="P1"/>
      <text:p text:style-name="P1">Therefore time complexity is</text:p>
      <text:p text:style-name="P1"><text:s/></text:p>
      <text:p text:style-name="P1">O((numberOfCustomers – 1)(numberOfCustomers) </text:p>
      <text:p text:style-name="P1">+ (numberOfCustomers)(numberOfResources))</text:p>
      <text:p text:style-name="P1"/>
      <text:p text:style-name="P1">therefore it depends on the number of customers vs resour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M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M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4:17:56.074000000</meta:creation-date>
    <dc:date>2021-03-04T04:28:36.424000000</dc:date>
    <meta:editing-duration>PT20S</meta:editing-duration>
    <meta:editing-cycles>1</meta:editing-cycles>
    <meta:document-statistic meta:table-count="0" meta:image-count="0" meta:object-count="0" meta:page-count="1" meta:paragraph-count="10" meta:word-count="95" meta:character-count="657" meta:non-whitespace-character-count="566"/>
    <meta:generator>LibreOffice/6.2.2.2$Windows_X86_64 LibreOffice_project/2b840030fec2aae0fd2658d8d4f9548af4e3518d</meta:generator>
  </office:meta>
</office:document-meta>
</file>